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79a8" officeooo:paragraph-rsid="001779a8"/>
    </style:style>
    <style:style style:name="P2" style:family="paragraph" style:parent-style-name="Standard">
      <style:text-properties officeooo:rsid="00190c12" officeooo:paragraph-rsid="00190c12"/>
    </style:style>
    <style:style style:name="P3" style:family="paragraph" style:parent-style-name="Standard" style:list-style-name="L1">
      <style:text-properties officeooo:paragraph-rsid="00190c12"/>
    </style:style>
    <style:style style:name="P4" style:family="paragraph" style:parent-style-name="Standard" style:list-style-name="L1">
      <style:text-properties officeooo:rsid="001b6da6" officeooo:paragraph-rsid="001b6da6"/>
    </style:style>
    <style:style style:name="P5" style:family="paragraph" style:parent-style-name="Standard" style:list-style-name="L2">
      <style:text-properties officeooo:rsid="001b6da6" officeooo:paragraph-rsid="001b6da6"/>
    </style:style>
    <style:style style:name="P6" style:family="paragraph" style:parent-style-name="Standard" style:list-style-name="L2">
      <style:text-properties officeooo:rsid="001ca7cd" officeooo:paragraph-rsid="001ca7cd"/>
    </style:style>
    <style:style style:name="P7" style:family="paragraph" style:parent-style-name="Standard" style:list-style-name="L2">
      <style:text-properties officeooo:rsid="001e6c91" officeooo:paragraph-rsid="0020111b"/>
    </style:style>
    <style:style style:name="P8" style:family="paragraph" style:parent-style-name="Standard" style:list-style-name="L2">
      <style:text-properties officeooo:rsid="0020111b" officeooo:paragraph-rsid="0020111b"/>
    </style:style>
    <style:style style:name="P9" style:family="paragraph" style:parent-style-name="Standard" style:list-style-name="L2">
      <style:text-properties officeooo:rsid="002092aa" officeooo:paragraph-rsid="002092aa"/>
    </style:style>
    <style:style style:name="P10" style:family="paragraph" style:parent-style-name="Standard" style:list-style-name="L2">
      <style:text-properties officeooo:rsid="0020dd73" officeooo:paragraph-rsid="0020dd73"/>
    </style:style>
    <style:style style:name="P11" style:family="paragraph" style:parent-style-name="Standard" style:list-style-name="L2">
      <style:text-properties officeooo:rsid="0021133a" officeooo:paragraph-rsid="0021133a"/>
    </style:style>
    <style:style style:name="P12" style:family="paragraph" style:parent-style-name="Standard" style:list-style-name="L2">
      <style:text-properties officeooo:rsid="00228abf" officeooo:paragraph-rsid="00228abf"/>
    </style:style>
    <style:style style:name="P13" style:family="paragraph" style:parent-style-name="Standard" style:list-style-name="L2">
      <style:text-properties officeooo:rsid="002445a9" officeooo:paragraph-rsid="002445a9"/>
    </style:style>
    <style:style style:name="P14" style:family="paragraph" style:parent-style-name="Standard" style:list-style-name="L2">
      <style:text-properties officeooo:rsid="00244c54" officeooo:paragraph-rsid="00244c54"/>
    </style:style>
    <style:style style:name="T1" style:family="text">
      <style:text-properties officeooo:rsid="00190c12"/>
    </style:style>
    <style:style style:name="T2" style:family="text">
      <style:text-properties officeooo:rsid="001f8839"/>
    </style:style>
    <style:style style:name="T3" style:family="text">
      <style:text-properties officeooo:rsid="00205d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upal 8 Module Development</text:p>
      <text:p text:style-name="P1"/>
      <text:list xml:id="list2383892121" text:style-name="L1">
        <text:list-item>
          <text:p text:style-name="P3"><text:span text:style-name="T1">Developing for Drupal 8 ……………………………….. 35</text:span></text:p>
        </text:list-item>
      </text:list>
      <text:list xml:id="list1563079294" text:style-name="L2">
        <text:list-item>
          <text:p text:style-name="P5">Introducing Drupal (for developers)</text:p>
        </text:list-item>
        <text:list-item>
          <text:p text:style-name="P6">Developing for Drupal 8</text:p>
          <text:list>
            <text:list-item>
              <text:p text:style-name="P6"><text:a xlink:type="simple" xlink:href="http://drupal.org/" text:style-name="Internet_20_link" text:visited-style-name="Visited_20_Internet_20_Link">http://drupal.org/</text:a></text:p>
            </text:list-item>
          </text:list>
        </text:list-item>
        <text:list-item>
          <text:p text:style-name="P7">Technologies that drive Drupal …………………... <text:span text:style-name="T2">40</text:span></text:p>
          <text:p text:style-name="P7"><text:span text:style-name="T2">Install Drupal using Composer template for Drupal 8 project found on GitHub (</text:span><text:a xlink:type="simple" xlink:href="https://github.com/drupal-composer/drupal-project" text:style-name="Internet_20_link" text:visited-style-name="Visited_20_Internet_20_Link"><text:span text:style-name="T2">https://github.com/drupal-composer/drupal-project</text:span></text:a><text:span text:style-name="T2">)</text:span></text:p>
          <text:list>
            <text:list-item>
              <text:p text:style-name="P8">PHP <text:span text:style-name="T3">version ^7.1</text:span></text:p>
            </text:list-item>
            <text:list-item>
              <text:p text:style-name="P9">Need basic understanding Object-Oriented-Programming (OOP)</text:p>
            </text:list-item>
            <text:list-item>
              <text:p text:style-name="P10">Databases and MySQL</text:p>
              <text:p text:style-name="P10">Drupal uses PHP Data Object (PDO) library</text:p>
              <text:list>
                <text:list-item>
                  <text:p text:style-name="P10">MySQL 5.5.3/MariaDB 5.5.20, …</text:p>
                </text:list-item>
              </text:list>
            </text:list-item>
            <text:list-item>
              <text:p text:style-name="P10">Web Server - <text:a xlink:type="simple" xlink:href="https://www.drupal.org/docs/8/system-requirements/web-server" text:style-name="Internet_20_link" text:visited-style-name="Visited_20_Internet_20_Link">https://www.drupal.org/docs/8/system-requirements/web-server</text:a></text:p>
            </text:list-item>
            <text:list-item>
              <text:p text:style-name="P10">HTML, CSS, JavaScript</text:p>
            </text:list-item>
            <text:list-item>
              <text:p text:style-name="P11">Drupal Architecture</text:p>
              <text:list>
                <text:list-item>
                  <text:p text:style-name="P12">Drupal Core, Modules, and themes ………. 46</text:p>
                  <text:list>
                    <text:list-item>
                      <text:p text:style-name="P13">Core - The core libraries provide the functions and services used throughout Drupal</text:p>
                    </text:list-item>
                    <text:list-item>
                      <text:p text:style-name="P13">Modules - The modules (both core and contributed) are where most of the actual business logic is encapsulated</text:p>
                    </text:list-item>
                    <text:list-item>
                      <text:p text:style-name="P13">Themes - The themes (both core and contributed) are an important part of the theme system and are used by the presentation layer.</text:p>
                    </text:list-item>
                  </text:list>
                </text:list-item>
                <text:list-item>
                  <text:p text:style-name="P14">Hooks, plugins, and event ………………….. 48</text:p>
                </text:list-item>
              </text:list>
            </text:list-item>
          </text:list>
        </text:list-item>
      </text:list>
      <text:list xml:id="list232116889526723" text:continue-list="list2383892121" text:style-name="L1">
        <text:list-item>
          <text:p text:style-name="P4"/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style:rfc-language-tag="sr-Latn-RS" fo:language="sr" fo:script="Latn" fo:country="R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style:rfc-language-tag="sr-Latn-RS" fo:language="sr" fo:script="Latn" fo:country="R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agan </meta:initial-creator>
    <meta:creation-date>2020-11-19T22:38:32.451146884</meta:creation-date>
    <dc:date>2020-11-19T23:21:14.505964238</dc:date>
    <dc:creator>Dragan </dc:creator>
    <meta:editing-duration>PT42M38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156" meta:character-count="1012" meta:non-whitespace-character-count="896"/>
  </office:meta>
</office:document-meta>
</file>